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analyse:</text:p>
      <text:p text:style-name="P2"/>
      <text:p text:style-name="P2">-Wegen Abspeicherung</text:p>
      <text:p text:style-name="P2">-Dezibel</text:p>
      <text:p text:style-name="Standard"><text:tab/>DB -&gt; Logarithmische Skala -&gt; 20*(lg10)/(lg[uOut/uIn]) <text:line-break/><text:tab/>U -&gt; Signalverstärkungsfaktor</text:p>
      <text:p text:style-name="P2"><text:tab/>DB nicht nur sound</text:p>
      <text:p text:style-name="P2"><text:tab/>DB +6 -&gt; Verstärkung²</text:p>
      <text:p text:style-name="P2">-Histogramme</text:p>
      <text:p text:style-name="P2"><text:tab/>-Wahrscheinlichkeit von Werten</text:p>
      <text:p text:style-name="P2"><text:tab/>-Häufigkeit von Werten</text:p>
      <text:p text:style-name="P2"><text:tab/>-Schnellere Berechnungen von statistischen Größen</text:p>
      <text:p text:style-name="P2"><text:tab/><text:tab/>-z.B. Varianz (Standardabweichung²)</text:p>
      <text:p text:style-name="P2"/>
      <text:p text:style-name="P1">Leistung:</text:p>
      <text:p text:style-name="P2">P = (Summe aller Werte)² / Anzahl der Werte</text:p>
      <text:p text:style-name="P2"/>
      <text:p text:style-name="P1">Rauschen:</text:p>
      <text:p text:style-name="P2"/>
      <text:p text:style-name="P2">-Quantisierungsrauschen, wenn durch Quantisierung Ungenauigkeit entsteht -&gt; Wert schwankt</text:p>
      <text:p text:style-name="P2"/>
      <text:p text:style-name="P2"/>
      <text:p text:style-name="P3">-Leistung wird aus Mittelwert und Varianz zusammengesetzt</text:p>
      <text:p text:style-name="P4"><text:tab/>-&gt; Leistung (z.B. Bei Audio) heruntersetzen durch abziehen des Mittlewerts</text:p>
      <text:p text:style-name="P4"/>
      <text:p text:style-name="P5">Fehler (e):</text:p>
      <text:p text:style-name="P4">-Unterschied von Original zu Kompression</text:p>
      <text:p text:style-name="P4">-MittlererQuadratischer Fehler e²</text:p>
      <text:p text:style-name="P4">-MSE = MeanSquareError</text:p>
      <text:p text:style-name="P5"><text:span text:style-name="T1">SNR = SignaltoNoiseRatio 10*log[10] (P</text:span><text:span text:style-name="T2">orig</text:span><text:span text:style-name="T3">/P</text:span><text:span text:style-name="T2">e</text:span><text:span text:style-name="T3">) -&gt; Also OriginalBild / Fehlerbild(Differenz der <text:tab/><text:tab/><text:tab/><text:tab/><text:tab/><text:tab/><text:tab/><text:tab/><text:tab/><text:tab/><text:tab/>beiden Bilder)</text:span></text:p>
      <text:p text:style-name="P7">PSNR [dB] = PeekSignaltoNoiseRatio -&gt; Porig wird zu größtem denkbaren Leistungswert für ein Bild</text:p>
      <text:p text:style-name="P7"/>
      <text:p text:style-name="P8">Kompressionsrate</text:p>
      <text:p text:style-name="P7"><text:tab/>bsp. Vorher 4 byte dann 1byte -&gt; Rate = 4:1</text:p>
      <text:p text:style-name="P7"><text:tab/>bpp = bits pro pixel</text:p>
      <text:p text:style-name="P7"><text:tab/>Kompressionsrate – MSEbzw.SNR -&gt; Indirekt Proportional</text:p>
      <text:p text:style-name="P7"/>
      <text:p text:style-name="P9">Redundante Informationen:</text:p>
      <text:p text:style-name="P9"><text:span text:style-name="T1"><text:tab/>Video – FrameToFrame Unterschiede gering</text:span></text:p>
      <text:p text:style-name="P9"><text:span text:style-name="T1"><text:tab/>Bild – Nachbarpixel Unterschiede gering</text:span></text:p>
      <text:p text:style-name="P9"><text:span text:style-name="T1"><text:tab/>Verlustunbehaftet</text:span></text:p>
      <text:p text:style-name="P10"/>
      <text:p text:style-name="P9">Irrelevante Informationen:</text:p>
      <text:p text:style-name="P10"><text:tab/>Verlustbehaftet</text:p>
      <text:p text:style-name="P8"><text:span text:style-name="T1"><text:tab/></text:span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6M49S</meta:editing-duration>
    <meta:editing-cycles>20</meta:editing-cycles>
    <meta:generator>OpenOffice.org/3.4.1$Win32 OpenOffice.org_project/341m1$Build-9593</meta:generator>
    <dc:date>2013-11-21T15:23:23.74</dc:date>
    <meta:document-statistic meta:table-count="0" meta:image-count="0" meta:object-count="0" meta:page-count="1" meta:paragraph-count="34" meta:word-count="156" meta:character-count="1230"/>
    <meta:user-defined meta:name="Info 1"/>
    <meta:user-defined meta:name="Info 2"/>
    <meta:user-defined meta:name="Info 3"/>
    <meta:user-defined meta:name="Info 4"/>
  </office:meta>
</office:document-meta>
</file>